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text-properties style:font-name="Calibri" officeooo:paragraph-rsid="001619fb" style:font-name-complex="Calibri1"/>
    </style:style>
    <style:style style:name="P2" style:family="paragraph" style:parent-style-name="List_20_Paragraph" style:list-style-name="WWNum1">
      <style:text-properties officeooo:paragraph-rsid="001619fb"/>
    </style:style>
    <style:style style:name="P3" style:family="paragraph" style:parent-style-name="Standard">
      <style:text-properties style:font-name="Calibri" officeooo:paragraph-rsid="001619fb" style:font-name-complex="Calibri1"/>
    </style:style>
    <style:style style:name="P4" style:family="paragraph" style:parent-style-name="Standard">
      <style:text-properties style:font-name="Calibri" officeooo:paragraph-rsid="001619fb" style:font-name-complex="Tahoma" style:font-size-complex="10pt"/>
    </style:style>
    <style:style style:name="P5" style:family="paragraph" style:parent-style-name="Standard">
      <style:text-properties officeooo:paragraph-rsid="001619fb"/>
    </style:style>
    <style:style style:name="T1" style:family="text">
      <style:text-properties style:font-name="Calibri" style:font-name-complex="Calibri1"/>
    </style:style>
    <style:style style:name="T2" style:family="text">
      <style:text-properties style:font-name="Calibri" style:font-name-complex="Tahoma" style:font-size-complex="10pt"/>
    </style:style>
    <style:style style:name="T3" style:family="text">
      <style:text-properties style:font-name="Calibri" fo:font-weight="bold" style:font-weight-asian="bold"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span text:style-name="T1">Space science was interesting, space science is interesting, and space science will continue to be interesting, no matter what the depth of our knowledge be. It is the dream stream of every kid, it was my interest too. Who knew I was going to be studying Computer engineering (though I had taken up C++ as the optional subject on Rekha buaji’s push at the time of filling the readmission-form for class XI. It was mandatory as all the students promoting to XI from X would be shuffled on the basis of the stream they choose from Arts, Commerce, and Science, and then reshuffle the Science students on the basis of the fifth subject that they choose; I had C++. I can’t really tell since when and how I had been telling that I want to be a computer engineer, but right now, it was Rekha buaji who chose C++ for me. I hadn’t asked, or even told chachaji about it. There was a fuss because of this; I did what Rekha buaji told me to do but didn’t bother to know if chachaji or chachi could have said.</text:span></text:p>
      <text:p text:style-name="P3" loext:marker-style-name="T1"/>
      <text:list text:style-name="WWNum1">
        <text:list-item>
          <text:p text:style-name="P1" loext:marker-style-name="T1"/>
        </text:list-item>
      </text:list>
      <text:p text:style-name="P5" loext:marker-style-name="T2"><text:span text:style-name="T2">It was on one weekend in the Monsoon of 2007. Around 1000, I had just got back home after the day’s morning play, there was hush in the house about it that buaji was going to the religious place, Tijara (Rajasthan). She wasn’t going by herself but with her relative Bharti (wife of her brother-in-law) in her sedan, Honda City. She was going to come over here outside the apartment when they would pass to drive to the main-road. It was Anu was about to go until now, even Srishti was being asked to go to make it count over there and for fun, but then they couldn’t make up the mood to fit in, so amma asked me I was on it alone, good. I didn’t have to do much, bathing and some breakfast, they were here to pick me up soon. It was buaji, Prachi, Bharti auntie, infant-Anushka, me and the driver here, yeah, we had a driver. I sat at the front and the ladies and the kids at the back, cool. I hadn’t forgotten to bring my SANDISK MP3 player with myself so it was not going to be boring. Back in those days, that device was a very good thing to have a look over and yes, buaji showed it to the auntie, impressive as it was. It was going to be one-night stay there, getting there by a car meant three to four hours of driving, maybe more when driving with women and kids. When we got there, it wasn’t running to the temple straight, we were with the rich-fat modern and relaxed Bharti-auntie, and not with amma-babaji or the regular family. Unlike this trip, when we would go to any religious place It is like ‘running to the temple’ once you get reach, the only interleaving job is the cleaning and little refreshing for name’s sake, everything else later. In the lunch we had the chapatti and cooked spicy vegetables that buaji had brought with herself, but every other meal was going to be from out here. We went to the temples first time in the evening after napping through the rest of the afternoon. After the temple, we visited the local market around the temple. I had the memories of market of Mahavirji Temple, and this market wasn’t that impressive, but still felt ‘exotic’, given the fact that me being from Delhi, which is not a developing village or city, but a Metro. The local market had these things, the bracelets, rings, hair-clips, stationary, cheap decorations, cute plastic toys for underage kids, everything cheap. It was just time pass to see the market; otherwise, there was nothing of my interest that they were offering.</text:span></text:p>
      <text:p text:style-name="P5" loext:marker-style-name="T2"><text:span text:style-name="T2">Before going to bed, buaji had told me that we were to wake up early so that we don’t miss to see the Prakshal. It was just for saying that waking up time was at 0500 in the dawn. I listened to buaji and auntie talk, buaji was telling her about how with amma and babaji we would do everything so on time and religiously, and not miss a thing. I had to be careful that I don’t miss a call to me with ear-phones in my ear, so I had kept volume low and myself attentive to them until they made up mood for sleep. I was listening to the songs on my device in the bed, but I was careful enough to keep it safe aside before falling asleep. I had to take care that I don’t run its single-cell out of life, and also that the wire of ear-phones might be damaged if I go to sleep while still using them. It was 6 in the morning that buaji told me to wake and start getting ready. Going to the temple was very normal, like visiting a normal temple, there wasn’t a reason or person for us to excite about. We read some common </text:span><text:soft-page-break/><text:span text:style-name="T2">prayers from the holy red book to make it up for fine amount of time. It was the junk food from the market that we were to eat, the kachori, samosa, pakode, and all, but only to size the breakfast.</text:span></text:p>
      <text:p text:style-name="P5" loext:marker-style-name="T2"><text:span text:style-name="T2">Later we had to collect our things from the room and pack up. While buaji and auntie collect the things and pack them back, they sent the driver and me to return the bed-cushions at the reception. During this entire trip, driver had been with the car in the open-basement parking, auntie took care of his eating expenses. We collected in the car and headed for another temple near-by. One will find such later built temples near the main-temple on almost every religious place these days, like it is business. The temple was nice, due its greenery, use of white-marble, space, and the open surroundings. When I got back to the car after the prayer here, I thought of my MP3 player, I had almost forgotten about it ever since I kept it aloof in the open-shelf in the wall in the room in the morning before leaving for temple. It struck me that I had forgotten it there in the hush that buaji and auntie led. My brain ran in itself to remember of the lose moment when I might have actually finally missed it. I reckoned it to be the time when buaji sent me to take the bed-cushions to the reception, and I couldn’t collect my things from the room. I didn’t say anything about what went in my head, I couldn’t have said it, but as I first try to find it in the car in the front-seat with the driver. I told buaji about it and she told me calm down, and that she would tell auntie about it and we would then open up the car-trunk to find the device. Buaji herself didn’t tell me for sure if she had kept it in any bag, she just had in mind that she kept it but not sure about the bag or the moment. Driver and buaji checked the bags for the device and wow, it was there in the side-pockets of buaji’s bag. The shaking of my legs went, heart-beat came down to normal, and tension and seriousness from my face evaporated. I was wrong when I thought buaji must have not picked it up from the shelf, but it was fine now, I felt life-like again. There was yet one more stop for us just near-by, another temple about minutes away in car. There was one more scene to happen here, after the prayer at the temple, we were back to the local market along the wide main-road where the car was parked. Buaji and auntie had to some more stuff, eatables, things, givable(s) for their relatives at home, it was something necessary and they had bought some already from the local-market back in Tijara, mainly the famous sweets and spices of the place. I was walking behind them in the line of the stalls, and then I stopped on one. It wasn’t a stall, the woman had spread a cloth on the ground and on it were some hundreds of bands she was making and selling them there. The band was basically a thick plastic thread that was bent into half and then woven with itself to hold little plastic white cubes with an alphabet written on them in some vivid color, so it was the color and the word on each band that made the difference otherwise all were the same. I thought of Sonal, I just did. I some money with me luckily so I would not have to ask buaji for it, and also keep the bands a secret. I inferred about the price of the bands and she didn’t say much, like some fifteen-twenty rupees for two bands, I had in mind. I thought of a red band with Sonal’s name’s alphabets cubes on it, and I chose the blue-band for myself but I didn’t get ‘Ashish’ formed on it. It didn’t feel right, so I thought of something else, “!-M-P-o-S-S-!-B-l-E” was my first good thought, but she didn’t have an exclamation-mark, so got the word written in simple big alphabets that she had. I didn’t mind my surroundings; I didn’t bother to know if buaji was to just come up here behind me. I was not far from the car, so I thought I couldn’t be lost, and I would know when buaji and auntie would come back to the car, and I thought buaji would not be around me as she would have to give company to auntie, but wow, this was it, she was here now. The band with Sonal’s name was in my hand and my band was getting ready. Okay now, I would have give explanation for both the bands, because my name was neither ‘Sonal’ nor ‘Impossible’. Sonal is just a friend, Sonal is my sister’s friend, Sonal is my neighbor, okay, Sonal is Srishti’s friend and a neighbor. This was not yet clearly explaining anything, buaji tried to poke me for it once, twice more but then she let it go, and asked for the blue-band, ‘Impossible’ is not even a name, I said ‘it is for me’. That was odd but </text:span><text:soft-page-break/><text:span text:style-name="T2">totally true. Buaji wasn’t the last person to know about it, it was going to be everyone, fuck it. When got in the car, buaji told auntie about what I bought. She said I bought it for my girl, what the hell was that, I bought two bands only for a little amount, not a big deal for dead-sake. I tried to make my act normal and decent by giving explanation that it was nothing but only worth R10 for each band, to this auntie said, “It is not the price of the gift which I minded, but the heart of the person who gives it, the feelings behind it”. Wow, now the emotional and moral lessons. I looked forward outside the window; I didn’t have anything to say to that.</text:span></text:p>
      <text:p text:style-name="P4" loext:marker-style-name="T2"/>
      <text:p text:style-name="P5" loext:marker-style-name="T1"><text:span text:style-name="T2">I had in mind to give that band to Sonal but I was never able to that, and I always had it. Months later, I myself began to find the thing petty and just kept it in the front-pocket of my school-bag, until I disposed the school-bag itself after school.</text:span></text:p>
      <text:p text:style-name="P3" loext:marker-style-name="T1"/>
      <text:list text:continue-numbering="true" text:style-name="WWNum1">
        <text:list-item>
          <text:p text:style-name="P2" loext:marker-style-name="T1"><text:span text:style-name="T1">2012</text:span></text:p>
        </text:list-item>
      </text:list>
      <text:p text:style-name="P5" loext:marker-style-name="T1"><text:span text:style-name="T1">There is a reason why most of the cuttings I found in a file in the closet of amma’s bed (Jan 2012) are from the year 2007. It was that I never got money for daily newspapers at school and in the year 2007 when I was in XI, the cost of newspapers was included in the fees and daily newspaper was made compulsory. So getting one newspaper everyday became more of self-responsibility than a choice. It was extremely beneficial as I got into taking out important information from newspaper only in this XI class, 2007. Whatever I cut directly points to my major interests (except for the girls, photos of whom I couldn’t have collected).</text:span></text:p>
      <text:p text:style-name="P5" loext:marker-style-name="T1"><text:span text:style-name="T1"><text:s/></text:span></text:p>
      <text:list text:continue-numbering="true" text:style-name="WWNum1">
        <text:list-item>
          <text:p text:style-name="P1" loext:marker-style-name="T1"/>
        </text:list-item>
      </text:list>
      <text:p text:style-name="P5" loext:marker-style-name="T1"><text:span text:style-name="T1">“October is the best month of the year.” I always used to think that until I was in school. The things turned awful at their worst right in the first year of my college, I wouldn’t talk about October-of-first-year-at-college but just about how Octobers used to be, and to be more specific ‘how my last best October was’. Winter winds start falling by the mid-time of this month. The weather is most pleasant, and the time is so festive due to Diwali and Dussehra. Octobers are a free month, Srishti just reminded me that half-yearly exams end by the starting of October so that school kids are free again; I was free again. Most of all, the things which used to make it the best time were good weather, free evenings, festive season, and the best thing specially this time was the presence of Sonal in my life. I have been trying so hard to think of only good past times lately, but I have got to say that I didn’t know that my time with Sonal was only so transient and short. For me, it was love in the air more than anything else.</text:span></text:p>
      <text:p text:style-name="P3" loext:marker-style-name="T1"/>
      <text:p text:style-name="P5" loext:marker-style-name="T3"><text:span text:style-name="T3">&lt;To be continued&gt;</text:span></text:p>
      <text:p text:style-name="P3" loext:marker-style-name="T1"/>
      <text:list text:continue-numbering="true" text:style-name="WWNum1">
        <text:list-item>
          <text:p text:style-name="P1" loext:marker-style-name="T1"/>
        </text:list-item>
      </text:list>
      <text:p text:style-name="P5" loext:marker-style-name="T1"><text:span text:style-name="T1">It was in October 2007 that I was reading 'My Experiments with Truth', MK Gandhi's autobiography. This book was just kept there for so many days among all the other books. There were other novels as well, but I had read Harry Potter parts and the others like ‘ANIMORPHS’ didn’t appeal to me. I wanted to read something and increase my count of read books/ novels. I was into increasing this number for myself. I had read ‘Harry Potter and Philosopher’s stone’ before this, but that was in eighth and craze of reading Harry Potter books would be back every time there would be release of new book from the Potter series.</text:span></text:p>
      <text:p text:style-name="P5" loext:marker-style-name="T1"><text:span text:style-name="T1">It was a long book for me, probably my second, or third. But it taught me a lot about Mahatma Gandhi, his way of working, his life, his struggle in freeing India from British rule. I was touched. He </text:span><text:soft-page-break/><text:span text:style-name="T1">had now become my idol, he still is. Chachaji used to make fun of him, it was not reasonable, so I did not know how to argue that. </text:span></text:p>
      <text:p text:style-name="P5" loext:marker-style-name="T1"><text:span text:style-name="T1">Well, I was literally into understanding life after finishing the book. I wanted to understand life at this moment, and also teach others how to live. I hadn’t started writing diary yet but I had got this pad that belonged to chachaji. It had HPCL logo and was for year 1987. January pages were written in his handwriting; mostly English word meanings, idioms, phrases, etc. The last page had a short poem written in Hindi. I started writing from there, quotes I found interesting, starting from lines that appealed to me from this book I was reading.<text:line-break/>I would take down notes of words from the mouth of big and famous people; most of the times con them for days. </text:span></text:p>
      <text:p text:style-name="P5" loext:marker-style-name="T1"><text:span text:style-name="T1">Once Anu wrote a line into it and we had a serious fight. We were into breaking each other’s things and bones. I was very possessive (to the point of madness). Actually, I used to write with pencil, and Anu wrote in ink, though merely two lines but, yes. It probably made me mad. </text:span></text:p>
      <text:p text:style-name="P5" loext:marker-style-name="T1"><text:span text:style-name="T1">I was given the title of ‘Mr. One Liner’ by my fellow classmate Tanmay Grover. I liked my ‘punch lines’ and one-liner for everything. (Tanmay Grover, this guy had joined school in eleventh, from Apeejay, was a jatt, and was different. He became infamous by the song ‘EK COLOR KE TERA KUTTE LEKIN SABME TANMAY KING’ during final months of class XII.</text:span></text:p>
      <text:p text:style-name="P5" loext:marker-style-name="T1"><text:span text:style-name="T1">Well, I have a liking for him for recognizing my talent.</text:span></text:p>
      <text:p text:style-name="P5" loext:marker-style-name="T1"><text:span text:style-name="T1"><text:s/>One evening in December, after playing TT, I was showing Dimpi (our neighbor, she was in seventh but such a babe, buxom babe, she had a very cute face, very cute face, I tell you, and an equally appealing ass, and assets as well) this diary and my collection of quotes. I had a liking for her, so anything for a few moments with such a cuti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cm" style:contextual-spacing="true"/>
    </style:style>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20:16:14.511791234</meta:creation-date>
    <dc:date>2024-01-28T20:18:29.988572795</dc:date>
    <meta:editing-duration>PT2M16S</meta:editing-duration>
    <meta:editing-cycles>1</meta:editing-cycles>
    <meta:document-statistic meta:table-count="0" meta:image-count="0" meta:object-count="0" meta:page-count="4" meta:paragraph-count="20" meta:word-count="2731" meta:character-count="14335" meta:non-whitespace-character-count="11619"/>
    <meta:generator>LibreOffice/7.6.3.2$Linux_X86_64 LibreOffice_project/29d686fea9f6705b262d369fede658f824154cc0</meta:generator>
  </office:meta>
</office:document-meta>
</file>